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7.507cm" style:rel-column-width="27328*"/>
    </style:style>
    <style:style style:name="Tableau5.B" style:family="table-column">
      <style:table-column-properties style:column-width="1.6cm" style:rel-column-width="5824*"/>
    </style:style>
    <style:style style:name="Tableau5.C" style:family="table-column">
      <style:table-column-properties style:column-width="3.482cm" style:rel-column-width="12675*"/>
    </style:style>
    <style:style style:name="Tableau5.E" style:family="table-column">
      <style:table-column-properties style:column-width="2.215cm" style:rel-column-width="8065*"/>
    </style:style>
    <style:style style:name="Tableau5.F" style:family="table-column">
      <style:table-column-properties style:column-width="1.598cm" style:rel-column-width="5819*"/>
    </style:style>
    <style:style style:name="Tableau5.A1" style:family="table-cell">
      <style:table-cell-properties fo:background-color="#eeeeee" fo:padding="0.097cm" fo:border="none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D1" style:family="table-cell">
      <style:table-cell-properties fo:padding="0.097cm" fo:border="0.05pt solid #000000"/>
    </style:style>
    <style:style style:name="Tableau5.F1" style:family="table-cell">
      <style:table-cell-properties fo:padding="0.097cm" fo:border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2.325cm" style:rel-column-width="8465*"/>
    </style:style>
    <style:style style:name="Tableau4.B" style:family="table-column">
      <style:table-column-properties style:column-width="15.677cm" style:rel-column-width="57070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afb81" officeooo:paragraph-rsid="001afb81"/>
    </style:style>
    <style:style style:name="P2" style:family="paragraph" style:parent-style-name="Standard">
      <style:text-properties officeooo:rsid="0009d6fb" officeooo:paragraph-rsid="0009d6fb"/>
    </style:style>
    <style:style style:name="P3" style:family="paragraph" style:parent-style-name="Standard">
      <style:paragraph-properties fo:text-align="center" style:justify-single-word="false"/>
      <style:text-properties officeooo:rsid="0009d6fb" officeooo:paragraph-rsid="0009d6fb"/>
    </style:style>
    <style:style style:name="P4" style:family="paragraph" style:parent-style-name="Standard">
      <style:paragraph-properties fo:text-align="center" style:justify-single-word="false"/>
      <style:text-properties officeooo:rsid="0009d6fb" officeooo:paragraph-rsid="001621a6"/>
    </style:style>
    <style:style style:name="P5" style:family="paragraph" style:parent-style-name="Standard">
      <style:text-properties officeooo:rsid="0009d6fb" officeooo:paragraph-rsid="000bbee4"/>
    </style:style>
    <style:style style:name="P6" style:family="paragraph" style:parent-style-name="Standard">
      <style:paragraph-properties fo:text-align="end" style:justify-single-word="false"/>
      <style:text-properties officeooo:rsid="0009d6fb" officeooo:paragraph-rsid="0009d6fb"/>
    </style:style>
    <style:style style:name="P7" style:family="paragraph" style:parent-style-name="Standard">
      <style:paragraph-properties fo:text-align="start" style:justify-single-word="false"/>
      <style:text-properties officeooo:rsid="000cb836" officeooo:paragraph-rsid="000cb836"/>
    </style:style>
    <style:style style:name="P8" style:family="paragraph" style:parent-style-name="Standard">
      <style:paragraph-properties fo:text-align="start" style:justify-single-word="false"/>
      <style:text-properties officeooo:rsid="000cb836" officeooo:paragraph-rsid="000f9480"/>
    </style:style>
    <style:style style:name="P9" style:family="paragraph" style:parent-style-name="Standard">
      <style:paragraph-properties fo:text-align="start" style:justify-single-word="false"/>
      <style:text-properties officeooo:rsid="000cb836" officeooo:paragraph-rsid="00101849"/>
    </style:style>
    <style:style style:name="P10" style:family="paragraph" style:parent-style-name="Standard">
      <style:text-properties officeooo:rsid="000f8e64" officeooo:paragraph-rsid="0011a06c"/>
    </style:style>
    <style:style style:name="P11" style:family="paragraph" style:parent-style-name="Standard">
      <style:paragraph-properties fo:text-align="start" style:justify-single-word="false"/>
      <style:text-properties officeooo:rsid="000f9480" officeooo:paragraph-rsid="000f9480"/>
    </style:style>
    <style:style style:name="P12" style:family="paragraph" style:parent-style-name="Standard">
      <style:paragraph-properties fo:text-align="center" style:justify-single-word="false"/>
      <style:text-properties officeooo:rsid="000f9480" officeooo:paragraph-rsid="000f9480"/>
    </style:style>
    <style:style style:name="P13" style:family="paragraph" style:parent-style-name="Standard">
      <style:paragraph-properties fo:text-align="start" style:justify-single-word="false"/>
      <style:text-properties officeooo:rsid="00101849" officeooo:paragraph-rsid="000cb836"/>
    </style:style>
    <style:style style:name="P14" style:family="paragraph" style:parent-style-name="Standard">
      <style:paragraph-properties fo:text-align="start" style:justify-single-word="false"/>
      <style:text-properties officeooo:rsid="00101849" officeooo:paragraph-rsid="00101849"/>
    </style:style>
    <style:style style:name="P15" style:family="paragraph" style:parent-style-name="Standard">
      <style:paragraph-properties fo:text-align="start" style:justify-single-word="false"/>
      <style:text-properties officeooo:rsid="00101849" officeooo:paragraph-rsid="001ba438"/>
    </style:style>
    <style:style style:name="P16" style:family="paragraph" style:parent-style-name="Standard">
      <style:paragraph-properties fo:text-align="start" style:justify-single-word="false"/>
      <style:text-properties officeooo:rsid="00101849" officeooo:paragraph-rsid="000f9480"/>
    </style:style>
    <style:style style:name="P17" style:family="paragraph" style:parent-style-name="Table_20_Contents">
      <style:text-properties officeooo:rsid="0009d6fb" officeooo:paragraph-rsid="0009d6fb"/>
    </style:style>
    <style:style style:name="P18" style:family="paragraph" style:parent-style-name="Table_20_Contents">
      <style:paragraph-properties fo:text-align="end" style:justify-single-word="false"/>
      <style:text-properties officeooo:rsid="0009d6fb" officeooo:paragraph-rsid="0009d6fb"/>
    </style:style>
    <style:style style:name="P19" style:family="paragraph" style:parent-style-name="Table_20_Contents">
      <style:paragraph-properties fo:text-align="end" style:justify-single-word="false"/>
      <style:text-properties officeooo:rsid="000bbee4" officeooo:paragraph-rsid="000bbee4"/>
    </style:style>
    <style:style style:name="P20" style:family="paragraph" style:parent-style-name="Table_20_Contents">
      <style:text-properties officeooo:rsid="0011a06c" officeooo:paragraph-rsid="0011a06c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 style:vertical-align="middle" style:writing-mode="page"/>
    </style:style>
    <style:style style:name="P23" style:family="paragraph" style:parent-style-name="Standard">
      <style:text-properties fo:font-style="italic" officeooo:rsid="0009d6fb" officeooo:paragraph-rsid="0009d6fb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officeooo:rsid="0017a2e7" officeooo:paragraph-rsid="0017a2e7"/>
    </style:style>
    <style:style style:name="P25" style:family="paragraph" style:parent-style-name="Standard">
      <style:paragraph-properties fo:text-align="start" style:justify-single-word="false"/>
      <style:text-properties officeooo:rsid="000cb836" officeooo:paragraph-rsid="001ba438"/>
    </style:style>
    <style:style style:name="P26" style:family="paragraph" style:parent-style-name="Standard">
      <style:paragraph-properties fo:text-align="start" style:justify-single-word="false"/>
      <style:text-properties officeooo:rsid="000cb836" officeooo:paragraph-rsid="001f60a8"/>
    </style:style>
    <style:style style:name="P27" style:family="paragraph" style:parent-style-name="Standard">
      <style:paragraph-properties fo:text-align="center" style:justify-single-word="false"/>
      <style:text-properties officeooo:rsid="000f9480" officeooo:paragraph-rsid="000f9480"/>
    </style:style>
    <style:style style:name="P28" style:family="paragraph" style:parent-style-name="Table_20_Contents">
      <style:paragraph-properties fo:text-align="center" style:justify-single-word="false"/>
      <style:text-properties officeooo:rsid="0009d6fb" officeooo:paragraph-rsid="0011a06c"/>
    </style:style>
    <style:style style:name="P29" style:family="paragraph" style:parent-style-name="Table_20_Contents">
      <style:paragraph-properties fo:text-align="center" style:justify-single-word="false"/>
      <style:text-properties officeooo:rsid="0011a06c" officeooo:paragraph-rsid="0011a06c"/>
    </style:style>
    <style:style style:name="P30" style:family="paragraph" style:parent-style-name="Table_20_Contents">
      <style:paragraph-properties fo:text-align="center" style:justify-single-word="false"/>
      <style:text-properties officeooo:paragraph-rsid="001ba438"/>
    </style:style>
    <style:style style:name="P31" style:family="paragraph" style:parent-style-name="Table_20_Contents">
      <style:paragraph-properties fo:text-align="center" style:justify-single-word="false"/>
      <style:text-properties officeooo:rsid="001f60a8" officeooo:paragraph-rsid="001f60a8"/>
    </style:style>
    <style:style style:name="T1" style:family="text">
      <style:text-properties fo:font-style="italic" officeooo:rsid="000f9480" style:font-style-asian="italic" style:font-style-complex="italic"/>
    </style:style>
    <style:style style:name="T2" style:family="text">
      <style:text-properties fo:font-style="italic" officeooo:rsid="00101849" style:font-style-asian="italic" style:font-style-complex="italic"/>
    </style:style>
    <style:style style:name="T3" style:family="text">
      <style:text-properties officeooo:rsid="000bbee4"/>
    </style:style>
    <style:style style:name="T4" style:family="text">
      <style:text-properties officeooo:rsid="000cb836"/>
    </style:style>
    <style:style style:name="T5" style:family="text">
      <style:text-properties officeooo:rsid="000f8e64"/>
    </style:style>
    <style:style style:name="T6" style:family="text">
      <style:text-properties officeooo:rsid="000f94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9480" style:font-weight-asian="bold" style:font-weight-complex="bold"/>
    </style:style>
    <style:style style:name="T9" style:family="text">
      <style:text-properties fo:font-weight="bold" officeooo:rsid="001ba438" style:font-weight-asian="bold" style:font-weight-complex="bold"/>
    </style:style>
    <style:style style:name="T10" style:family="text">
      <style:text-properties fo:font-weight="bold" officeooo:rsid="001d83b8" style:font-weight-asian="bold" style:font-weight-complex="bold"/>
    </style:style>
    <style:style style:name="T11" style:family="text">
      <style:text-properties officeooo:rsid="00101849"/>
    </style:style>
    <style:style style:name="T12" style:family="text">
      <style:text-properties style:font-name="Liberation Serif1" fo:font-size="14pt" fo:font-weight="bold" officeooo:rsid="001ba438" style:font-name-asian="Liberation Serif1" style:font-size-asian="14pt" style:font-weight-asian="bold" style:font-name-complex="Liberation Serif1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9480" style:font-weight-asian="normal" style:font-weight-complex="normal"/>
    </style:style>
    <style:style style:name="T15" style:family="text">
      <style:text-properties fo:font-weight="normal" officeooo:rsid="00101849" style:font-weight-asian="normal" style:font-weight-complex="normal"/>
    </style:style>
    <style:style style:name="T16" style:family="text">
      <style:text-properties fo:font-weight="normal" officeooo:rsid="0009d6fb" style:font-weight-asian="normal" style:font-weight-complex="normal"/>
    </style:style>
    <style:style style:name="T17" style:family="text">
      <style:text-properties fo:font-weight="normal" officeooo:rsid="001afb81" style:font-weight-asian="normal" style:font-weight-complex="normal"/>
    </style:style>
    <style:style style:name="T18" style:family="text">
      <style:text-properties officeooo:rsid="0011a06c"/>
    </style:style>
    <style:style style:name="T19" style:family="text">
      <style:text-properties officeooo:rsid="001270e9"/>
    </style:style>
    <style:style style:name="T20" style:family="text">
      <style:text-properties officeooo:rsid="001afb81"/>
    </style:style>
    <style:style style:name="T21" style:family="text">
      <style:text-properties style:text-underline-style="none" fo:font-weight="bold" officeooo:rsid="0009d6fb" style:font-weight-asian="bold" style:font-weight-complex="bold"/>
    </style:style>
    <style:style style:name="T22" style:family="text">
      <style:text-properties officeooo:rsid="001f60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Un formulaire par </text:span><text:span text:style-name="T10">personne</text:span><text:span text:style-name="T7"> </text:span><text:span text:style-name="T9">mais vous pouvez en mettre plusieurs dans une enveloppe hien ! </text:span><text:span text:style-name="T12">☺</text:span> 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Premier mot</text:p>
          </table:table-cell>
          <table:table-cell table:style-name="Tableau2.A1" office:value-type="string">
            <text:p text:style-name="P20">Deuxième mot</text:p>
          </table:table-cell>
        </table:table-row>
        <table:table-row>
          <table:table-cell table:style-name="Tableau2.A2" office:value-type="string">
            <text:p text:style-name="P28"/>
            <text:p text:style-name="P28"/>
          </table:table-cell>
          <table:table-cell table:style-name="Tableau2.B2" office:value-type="string">
            <text:p text:style-name="P28"/>
            <text:p text:style-name="P28"/>
          </table:table-cell>
        </table:table-row>
      </table:table>
      <text:p text:style-name="P10"><text:span text:style-name="T13">D</text:span><text:span text:style-name="T16">eux mots (</text:span><text:span text:style-name="T13">en majuscules) que vous choisissez et qui seront</text:span><text:span text:style-name="T16"> </text:span><text:span text:style-name="T21">votre référence</text:span><text:span text:style-name="T16"> </text:span><text:span text:style-name="T13">lors de nos échanges.<text:line-break/></text:span><text:span text:style-name="T8">Ne les oubliez pas ! </text:span>Ils apparaîtront aussi sur cette page web pour vous informer de la bonne réception de votre courrier : <text:a xlink:type="simple" xlink:href="https://neutrinet.be/ag2020/inscription/analogique" text:style-name="Internet_20_link" text:visited-style-name="Visited_20_Internet_20_Link"><text:span text:style-name="T3">https://neutrinet.be/ag2020/inscription</text:span></text:a></text:p>
      <text:p text:style-name="P5"/>
      <text:p text:style-name="P3"><text:span text:style-name="T5">L</text:span>’AG formelle est prévue pour la journée du samedi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Arrivée</text:p>
          </table:table-cell>
          <table:table-cell table:style-name="Tableau1.A1" office:value-type="string">
            <text:p text:style-name="P17">Départ</text:p>
          </table:table-cell>
        </table:table-row>
        <table:table-row>
          <table:table-cell table:style-name="Tableau1.A2" office:value-type="string">
            <text:p text:style-name="P28"/>
            <text:p text:style-name="P28"/>
          </table:table-cell>
          <table:table-cell table:style-name="Tableau1.B2" office:value-type="string">
            <text:p text:style-name="P29"/>
            <text:p text:style-name="P29"/>
          </table:table-cell>
        </table:table-row>
      </table:table>
      <text:p text:style-name="P23">Exemple jeudi matin, jeudi soir, vendredi midi, samedi soir, dimanche matin,…)</text:p>
      <text:p text:style-name="P23"/>
      <text:p text:style-name="P2">Si vous comptez sur les petits déjeuner, déjeuner et souper, c’est plus facile pour nous si vous pouviez les compter en fonction de la durée de votre séjour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row>
          <table:table-cell table:style-name="Tableau5.A1" office:value-type="string">
            <text:p text:style-name="P6"><text:span text:style-name="T5">Nombre de p</text:span>etit(s) déjeuner(s) :<text:line-break/></text:p>
          </table:table-cell>
          <table:table-cell table:style-name="Tableau5.B1" office:value-type="string">
            <text:p text:style-name="P22"><text:line-break/></text:p>
          </table:table-cell>
          <table:table-cell table:style-name="Tableau5.A1" office:value-type="string">
            <text:p text:style-name="P18"><text:span text:style-name="T5">d</text:span>éjeuner<text:span text:style-name="T5">(s) :</text:span></text:p>
          </table:table-cell>
          <table:table-cell table:style-name="Tableau5.D1" office:value-type="string">
            <text:p text:style-name="P21"><text:line-break/></text:p>
          </table:table-cell>
          <table:table-cell table:style-name="Tableau5.A1" office:value-type="string">
            <text:p text:style-name="P18"><text:span text:style-name="T5">d</text:span>îner<text:span text:style-name="T18">(s) :</text:span></text:p>
          </table:table-cell>
          <table:table-cell table:style-name="Tableau5.F1" office:value-type="string">
            <text:p text:style-name="P21"><text:line-break/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9">Allergies</text:p>
          </table:table-cell>
          <table:table-cell table:style-name="Tableau4.B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4.A1" office:value-type="string">
            <text:p text:style-name="P19">D<text:span text:style-name="T19">ifficultés</text:span></text:p>
          </table:table-cell>
          <table:table-cell table:style-name="Tableau4.B3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4.A1" office:value-type="string">
            <text:p text:style-name="P19">Autre</text:p>
          </table:table-cell>
          <table:table-cell table:style-name="Tableau4.B3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2">Il y a du prix fixe et du prix libre … <text:span text:style-name="T5">12€ </text:span>pour le PAF <text:span text:style-name="T5">+ 20€ par nui</text:span>t<text:span text:style-name="T5"> + environs <text:s/>8€ par repas.</text:span></text:p>
      <text:p text:style-name="P12"/>
      <text:p text:style-name="P26"><text:span text:style-name="T8">[ <text:s text:c="2"/>]</text:span><text:span text:style-name="T14"> </text:span><text:span text:style-name="T15">:</text:span><text:span text:style-name="T6"> Je n’ai pas envie ou pas la possibilité de payer et je ne connais personne qui paierait pour moi.</text:span></text:p>
      <text:p text:style-name="P16"/>
      <text:p text:style-name="P15"><text:span text:style-name="T7">[ <text:s text:c="2"/>]</text:span><text:span text:style-name="T13"> : </text:span><text:span text:style-name="T17">Une autre personne paiera pour cette inscription. Voici les deux mots secrets de cette personne : 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<text:line-break/></text:p>
          </table:table-cell>
          <table:table-cell table:style-name="Tableau3.B1" office:value-type="string">
            <text:p text:style-name="P30"/>
            <text:p text:style-name="P31"/>
          </table:table-cell>
        </table:table-row>
      </table:table>
      <text:p text:style-name="P25"/>
      <text:p text:style-name="P8"><text:span text:style-name="T8">[ <text:s text:c="2"/>]</text:span><text:span text:style-name="T14"> </text:span><text:span text:style-name="T15">:</text:span><text:span text:style-name="T6"> Le versement se fera </text:span><text:span text:style-name="T7">en cash </text:span><text:span text:style-name="T8">lors de l’AG</text:span><text:span text:style-name="T6"> <text:s/></text:span><text:span text:style-name="T1">(Bien que plus compliqué pour l’organisation, c’est cohérent avec la discrétion numérique et on se retrouvera sur base de vos deux mots secrets)</text:span></text:p>
      <text:p text:style-name="P11"/>
      <text:p text:style-name="P7"><text:span text:style-name="T8">[ <text:s text:c="2"/>] </text:span><text:span text:style-name="T6">: Le versement se fera</text:span><text:span text:style-name="T8"> par </text:span><text:span text:style-name="T7">virement </text:span><text:span text:style-name="T8">avant l’AG</text:span><text:span text:style-name="T6"> </text:span><text:span text:style-name="T1">(Évidemment peu cohérent en terme d’anonymat et de traces numériques, mais tellement plus simple en terme d’organisation)</text:span></text:p>
      <text:p text:style-name="P11"/>
      <text:p text:style-name="P11"><text:span text:style-name="T7">[ <text:s text:c="2"/>] </text:span>:<text:span text:style-name="T11"> L</text:span>e versement se fera <text:span text:style-name="T7">par virement après l’AG</text:span> <text:span text:style-name="T2">(Également peu cohérent en terme de traces et d’anonymat et en plus on prend un risque puisque nous n’auront aucun moyen de vous rappeler)</text:span></text:p>
      <text:p text:style-name="P7"/>
      <text:p text:style-name="P14"><text:span text:style-name="T7">[ <text:s text:c="2"/>] </text:span>: <text:span text:style-name="T20">U</text:span>n don de [<text:span text:style-name="T4"> <text:s text:c="8"/></text:span>] euros sera effectué pour<text:span text:style-name="T4"> ce</text:span>lles et ceux<text:span text:style-name="T4"> qui </text:span>en auraient besoin.</text:p>
      <text:p text:style-name="P13"/>
      <text:p text:style-name="P14"><text:span text:style-name="T7">[ <text:s text:c="2"/>]</text:span><text:span text:style-name="T13"> : </text:span><text:span text:style-name="T17">D</text:span>evenir membre du PAF est un problème et <text:span text:style-name="T22">je</text:span> ne compren<text:span text:style-name="T22">d</text:span> pas pourquoi il faudrait signer une décharge sur place.</text:p>
      <text:p text:style-name="P9"/>
      <text:p text:style-name="P24">Banque ING - IBAN : BE52 6528 3497 8409 - BIC : BBRUBEBB </text:p>
      <text:p text:style-name="P24">Communication : AGFFDN2020 + <text:span text:style-name="T22">LES·</text:span>DEUX<text:span text:style-name="T22">·</text:span>MOTS</text:p>
      <text:p text:style-name="P4">À <text:span text:style-name="T19">envoyer à</text:span> Neutrinet <text:span text:style-name="T3">asbl</text:span>, 81 Avenue des Saisons, 1050 Ixelles, Belg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18:52.196364925</meta:creation-date>
    <dc:date>2020-03-31T15:24:23.329058916</dc:date>
    <meta:editing-duration>PT59M32S</meta:editing-duration>
    <meta:editing-cycles>12</meta:editing-cycles>
    <meta:generator>LibreOffice/5.2.7.2$Linux_X86_64 LibreOffice_project/20m0$Build-2</meta:generator>
    <meta:print-date>2020-03-29T12:48:41.232077068</meta:print-date>
    <meta:document-statistic meta:table-count="5" meta:image-count="0" meta:object-count="0" meta:page-count="1" meta:paragraph-count="30" meta:word-count="357" meta:character-count="2011" meta:non-whitespace-character-count="1648"/>
  </office:meta>
</office:document-meta>
</file>